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00228c" officeooo:paragraph-rsid="0000228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Explain the Chinese Room experiment in your own words. How does it work and what does it show?</text:p>
      <text:p text:style-name="Standard"/>
      <text:p text:style-name="P1">The Chinese Room is a physical representation of a computer composed in a thought experiment by John Searle in order to challenge the epistomology of computers by challenging whether a computer can truly understand a language the same way a human can. It goes like this:<text:line-break/><text:line-break/>Imagine a room, in which is a person, John, who only speaks Enlgish and no Chinese. In this room, John has a huge rule book and piles of Chinese symbols. The rule book gives detailed instructions on what Chinese symbols to produce given a set of Chinese symbols as inputs. John is given nothing more than a string of Chinese characters passed into the room and is expected to take different symbols out according to the rules and respond. Unbeknownst to John, he is being passed questions, and his responses are considered as answers. John ultimately has no understanding of what the symbols mean.</text:p>
      <text:p text:style-name="P1"/>
      <text:p text:style-name="P1">From someone looking from outside of the room, there is no difference from John’s symbols and one who speaks Chinese, however, it can be said that John unlike a native Chinese speaker, does not understand Chinese. He is purely just following a set of syntactical rules, but has no idea behind the semantics of the issue.</text:p>
      <text:p text:style-name="Standard"/>
      <text:p text:style-name="Standard">- Explain the distinction between syntax and semantics, as it is used in the Chinese Room experiment.</text:p>
      <text:p text:style-name="Standard"/>
      <text:p text:style-name="P1">Syntax here refers to the rules and structure of language. The way that symbols ought to be strung together in order to create a well-formed expression. In English syntax may take the form of how a verb must follow a subject: “John knows.”</text:p>
      <text:p text:style-name="P1"/>
      <text:p text:style-name="P1">Semantics, on the other hand, deals with meaning. It's concerned with the interpretation or significance behind words, phrases, or sentences. In our previous example, the semantics would concern understanding who “John” is, what it means for him to "know," and the overall meaning of the sentence.</text:p>
      <text:p text:style-name="P1"/>
      <text:p text:style-name="P1">In the experiment, the rules that John are given are purely syntactical. They provide no insight into the possible meanings of the symbols that John is tasked with manipulating in order to formulate a response. When speaking a language, speakers are required to consider not only the syntax of the language but also the semantics in order to deliver an idea to another person.</text:p>
      <text:p text:style-name="Standard"/>
      <text:p text:style-name="Standard">- Give at least one objection to the Chinese Room argument.</text:p>
      <text:p text:style-name="Standard"/>
      <text:p text:style-name="P1">One objection I found online (<text:a xlink:type="simple" xlink:href="https://plato.stanford.edu/entries/chinese-room/#BraiSimuRepl" text:style-name="Internet_20_link" text:visited-style-name="Visited_20_Internet_20_Link">https://plato.stanford.edu/entries/chinese-room/#BraiSimuRepl</text:a>) that was especially striking was the “Brain Simulator Reply.” Consider an alternative approach to understanding based on the rule book that we put in the room. Instead of someone using a syntactical book to translate symbols, they are given an even larger set of instructions that helps them simulate the actual nerual activities of a Chinese speaker’s brain when processing the Chinese language. Rather than translating via symbol manipulation, the person is emulating what a Chinese speaker may think through when they are formulating a response.</text:p>
      <text:p text:style-name="P1"/>
      <text:p text:style-name="P1">By simulating the neural activity that is associated with understanding a language, we are significantly closer to simulating the true comprehension that occurs in the brain. In essence, this could be seen as not just mimicking the outcomes of exact questions, but replicating the entire process which is, in turn, <text:soft-page-break/>understanding. We also eliminate the line between simulation and reality here by literally simulating reality. We are creating a physical simulation of what it is to exist, be conscious, and speak Chinese.</text:p>
      <text:p text:style-name="P1">- Offer your own opinion about whether artificial intelligence can ever be considered conscious or able to understand.</text:p>
      <text:p text:style-name="P1"/>
      <text:p text:style-name="P1">I think there is a point where we can consider AI to be knowing, which tends to scare so many people, but for me it seems like a quite exciting prospect. When looking at artificial intelligence optimistically, we can understand that it is the human that is able to create life of a entirely new species. The human brain is merely contained in the body. If every particle was physically simulated exactly correctly with the correct rules of the universe, there is no reason that the brain cannot be fully simulated. This brings about the question of consciousness, and I would argue that there is no reason that we cannot place the question of consciousnesses that we ask about other people around us (“are you conscious?”) on a sufficiently intelligent AI (“is the computer conscious in the same way that you are?”), for it is all simply a perception, the only difference with the AI is that it brings about the power of prediction and knowledge, while to achieve that level of being able to predict anothers’ move might be significantly more difficul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1T17:51:00.489845866</meta:creation-date>
    <dc:date>2023-10-16T11:44:24.582034109</dc:date>
    <meta:editing-duration>PT19M11S</meta:editing-duration>
    <meta:editing-cycles>2</meta:editing-cycles>
    <meta:generator>LibreOffice/7.4.7.2$Linux_X86_64 LibreOffice_project/40$Build-2</meta:generator>
    <meta:print-date>2023-10-16T11:44:22.463933845</meta:print-date>
    <meta:document-statistic meta:table-count="0" meta:image-count="0" meta:object-count="0" meta:page-count="2" meta:paragraph-count="12" meta:word-count="781" meta:character-count="4689" meta:non-whitespace-character-count="3919"/>
  </office:meta>
</office:document-meta>
</file>